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66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34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 style:font-weight-complex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  <style:text-properties fo:font-size="11pt" style:font-size-asian="11pt" style:font-size-complex="11pt"/>
    </style:style>
    <style:style style:name="P20" style:parent-style-name="Normální" style:family="paragraph">
      <style:paragraph-properties fo:text-align="justify" fo:text-indent="0.25in"/>
    </style:style>
    <style:style style:name="P21" style:parent-style-name="odrážka1" style:family="paragraph">
      <style:paragraph-properties>
        <style:tab-stops/>
      </style:paragraph-properties>
    </style:style>
    <style:style style:name="P22" style:parent-style-name="odrážka1" style:family="paragraph">
      <style:paragraph-properties>
        <style:tab-stops/>
      </style:paragraph-properties>
    </style:style>
    <style:style style:name="P23" style:parent-style-name="odrážka1" style:family="paragraph">
      <style:paragraph-properties>
        <style:tab-stops/>
      </style:paragraph-properties>
    </style:style>
    <style:style style:name="P24" style:parent-style-name="odrážka1" style:family="paragraph">
      <style:paragraph-properties>
        <style:tab-stops/>
      </style:paragraph-properties>
    </style:style>
    <style:style style:name="P25" style:parent-style-name="odrážka1" style:family="paragraph">
      <style:paragraph-properties>
        <style:tab-stops/>
      </style:paragraph-properties>
    </style:style>
    <style:style style:name="P26" style:parent-style-name="Normální" style:family="paragraph">
      <style:paragraph-properties fo:text-align="justify"/>
    </style:style>
    <style:style style:name="P27" style:parent-style-name="Normální" style:family="paragraph">
      <style:paragraph-properties fo:text-align="justify"/>
    </style:style>
    <style:style style:name="T28" style:parent-style-name="Standardnípísmoodstavce" style:family="text">
      <style:text-properties fo:font-weight="bold" style:font-weight-asian="bold"/>
    </style:style>
    <style:style style:name="P29" style:parent-style-name="Normální" style:family="paragraph">
      <style:paragraph-properties fo:text-align="justify"/>
    </style:style>
    <style:style style:name="P30" style:parent-style-name="Normální" style:family="paragraph">
      <style:paragraph-properties fo:text-align="justify"/>
    </style:style>
    <style:style style:name="P31" style:parent-style-name="Normální" style:family="paragraph">
      <style:paragraph-properties fo:text-align="justify"/>
    </style:style>
    <style:style style:name="P32" style:parent-style-name="Normální" style:family="paragraph">
      <style:paragraph-properties fo:text-align="justify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 fo:text-align="justify"/>
    </style:style>
    <style:style style:name="P35" style:parent-style-name="Normální" style:family="paragraph">
      <style:paragraph-properties fo:text-align="justify"/>
    </style:style>
    <style:style style:name="P36" style:parent-style-name="Normální" style:family="paragraph">
      <style:paragraph-properties fo:text-align="justify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justify"/>
    </style:style>
    <style:style style:name="P39" style:parent-style-name="Normální" style:family="paragraph">
      <style:paragraph-properties fo:text-align="justify"/>
    </style:style>
    <style:style style:name="P40" style:parent-style-name="Normální" style:family="paragraph">
      <style:paragraph-properties fo:text-align="justify"/>
    </style:style>
    <style:style style:name="P41" style:parent-style-name="Normální" style:family="paragraph">
      <style:paragraph-properties fo:text-align="justify"/>
    </style:style>
    <style:style style:name="P42" style:parent-style-name="Normální" style:family="paragraph">
      <style:paragraph-properties fo:text-align="justify"/>
    </style:style>
    <style:style style:name="P43" style:parent-style-name="odrážka1" style:family="paragraph">
      <style:paragraph-properties fo:text-align="justify"/>
    </style:style>
    <style:style style:name="P44" style:parent-style-name="Normální" style:family="paragraph">
      <style:paragraph-properties fo:text-align="justify"/>
    </style:style>
    <style:style style:name="P45" style:parent-style-name="Normální" style:family="paragraph">
      <style:paragraph-properties fo:text-align="justify"/>
    </style:style>
    <style:style style:name="P46" style:parent-style-name="Normální" style:family="paragraph">
      <style:paragraph-properties fo:text-align="justify"/>
    </style:style>
    <style:style style:name="P47" style:parent-style-name="Normální" style:family="paragraph">
      <style:paragraph-properties fo:text-align="justify"/>
    </style:style>
    <style:style style:name="P48" style:parent-style-name="Normální" style:family="paragraph">
      <style:paragraph-properties fo:text-align="justify"/>
    </style:style>
    <style:style style:name="P49" style:parent-style-name="Normální" style:family="paragraph">
      <style:paragraph-properties fo:text-align="justify"/>
    </style:style>
    <style:style style:name="P50" style:parent-style-name="Normální" style:family="paragraph">
      <style:paragraph-properties fo:text-align="justify"/>
    </style:style>
    <style:style style:name="P51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52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53" style:parent-style-name="Normální" style:family="paragraph">
      <style:paragraph-properties fo:text-align="justify"/>
      <style:text-properties fo:color="#2E74B5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/>
            <text:p text:style-name="Normální"><text:bookmark-start text:name="Text14"/><text:bookmark-start text:name="Text2"/>K106 57/2018<text:bookmark-end text:name="Text14"/></text:p>
            <text:p text:style-name="Normální">KVOP-51081/2018<text:bookmark-end text:name="Text2"/></text:p>
            <text:p text:style-name="Normální"><text:bookmark-start text:name="Text6"/>03. 12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><text:span text:style-name="T17">ID schránky:</text:span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P.,</text:p>
      <text:p text:style-name="P19"/>
      <text:p text:style-name="P20">dne 25. 11. 2018 byla do Kanceláře veřejného ochránce práv doručena Vaše žádost podle zákona č. 106/1999 Sb., o svobodném přístupu k informacím, ve znění pozdějších předpisů, kterou žádáte o zodpovězení následujících otázek:</text:p>
      <text:list text:style-name="LFO11">
        <text:list-item text:start-value="1">
          <text:p text:style-name="P21">Byli jste v minulosti konfrontováni s žádostí o poskytnutí informací o platech? Jakých kategorií zaměstnanců se týkala? Bylo žádosti vyhověno? Pokud nikoliv, z jakého důvodu byl přístup k informacím odepřen?</text:p>
        </text:list-item>
      </text:list>
      <text:list text:style-name="LFO11" text:continue-numbering="true">
        <text:list-item>
          <text:p text:style-name="P22">Jakými obecnými úvahami a kritérii se řídíte, nebo bystě se řídil/a, při rozhodování, zda informace o platech zaměstnanců poskytnout, či nikoliv?<text:s/></text:p>
        </text:list-item>
      </text:list>
      <text:list text:style-name="LFO11" text:continue-numbering="true">
        <text:list-item>
          <text:p text:style-name="P23">Považujete za důvodné rozlišovat, kdo je žadatelem o poskytnutí informace?</text:p>
        </text:list-item>
      </text:list>
      <text:list text:style-name="LFO11" text:continue-numbering="true">
        <text:list-item>
          <text:p text:style-name="P24">Považujete za důvodné rozlišovat, vůči jakým konkrétním zaměstnancům žádost směřuje s ohledem na jejich funkci, postavení či na povahu jimi vykonávaných činností?</text:p>
        </text:list-item>
      </text:list>
      <text:list text:style-name="LFO11" text:continue-numbering="true">
        <text:list-item>
          <text:p text:style-name="P25">Jak budete posuzovat, zda nejde o zneužívající či šikanózní žádost, jejímž cílem je poškodit zájmy dotčených osob?</text:p>
        </text:list-item>
      </text:list>
      <text:p text:style-name="P26"/>
      <text:p text:style-name="P27">Ve smyslu zákona o svobodném přístupu k informacím,<text:s/><text:span text:style-name="T28">se poskytují níže uvedené informace:</text:span></text:p>
      <text:p text:style-name="P29">K bodu č. 1</text:p>
      <text:p text:style-name="P30">V minulosti jsme byli konfrontováni s žádostí o poskytnutí informací o platech celkem 3x. A to v roce 2011, dotaz se týkal výše platu a odměn JUDr. Otakara Motejla, a jeho zástupkyně v období 3. čtvrtletí 2009. V roce 2012 byl dotaz směrován na celkový objem mzdových prostředků, odvody na sociální pojištění, odvody na zdravotní pojištění, DPZČ, čisté vyplacené mzdové prostředky. A v roce 2014 byla podána žádost o informace o řádném platovém ohodnocení a mimořádných odměnách za rok 2013 a 2014 veřejné ochránkyně práv a jejího zástupce, vedoucího jejich sekretariátu, vedoucího Kanceláře VOP a vedoucího a zástupce právního odboru. Všem třem žádostem bylo řádně vyhověno.</text:p>
      <text:p text:style-name="P31">K bodu č. 2</text:p>
      <text:p text:style-name="P32">Při rozhodování, zda informace o platech zaměstnanců poskytnout, či nikoliv se řídíme čtyřbodovým testem (tzv. „platový test“) jenž vymezil Ústavní soud. IV. ÚS 1378/16 ze dne 17. 10. 2017, potvrzený IV. ÚS 1200/16 ze dne 3. 4. 2018.</text:p>
      <text:soft-page-break/>
      <text:p text:style-name="P33">Tímto testem musí konkrétní požadavek na zpřístupnění informace o platu či odměně projít, aby tuto informaci bylo možné poskytnout. <text:s/></text:p>
      <text:p text:style-name="P34">Test zahrnuje tyto podmínky:</text:p>
      <text:p text:style-name="P35">a) účelem vyžádání informace je přispět k diskusi o věcech veřejného zájmu;<text:s/></text:p>
      <text:p text:style-name="P36">b) informace samotná se týká veřejného zájmu;<text:s/></text:p>
      <text:p text:style-name="P37">c) žadatel o informaci plní úkoly či poslání dozoru veřejnosti či roli tzv. „společenského hlídacího psa“; d) informace existuje a je dostupná.<text:s/></text:p>
      <text:p text:style-name="P38"/>
      <text:p text:style-name="P39">K bodu č. 3</text:p>
      <text:p text:style-name="P40">Ano považujeme za důvodné rozlišovat, kdo je žadatelem o poskytnutí informace, v tomto případě se řídíme třetím kritériem a to rolí žadatele, jako tzv. „společenský hlídací pes“</text:p>
      <text:p text:style-name="P41"/>
      <text:p text:style-name="P42">K bodu č. 4</text:p>
      <text:p text:style-name="P43">Ano. Považujeme za důvodné rozlišovat, vůči jakým konkrétním zaměstnancům žádost směřuje s ohledem na jejich funkci, postavení či na povahu jimi vykonávaných činností.<text:s/></text:p>
      <text:p text:style-name="P44">K bodu č. 5</text:p>
      <text:p text:style-name="P45">Posuzování zda nejde o zneužívající či šikanózní žádost, je prováděna individuálně, mimo jiné komunikací s dotčenými osobami, prověřením argumentace žadatele, dle žádosti (obsahu), resp. prověření údajů nám dostupných o žadateli.</text:p>
      <text:p text:style-name="P46"/>
      <text:p text:style-name="P47">S pozdravem</text:p>
      <text:p text:style-name="P48"/>
      <text:p text:style-name="P49"/>
      <text:p text:style-name="P50"/>
      <text:p text:style-name="P51">Ing. Josef Svoboda</text:p>
      <text:p text:style-name="P52">vedoucí odboru vnitřní správy</text:p>
      <text:p text:style-name="P53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rážka1" style:display-name="odrážka 1)" style:family="paragraph" style:parent-style-name="Normální" style:list-style-name="LFO11">
      <style:paragraph-properties fo:margin-bottom="0.1111in" fo:line-height="106%">
        <style:tab-stops>
          <style:tab-stop style:type="left" style:position="0in"/>
        </style:tab-stops>
      </style:paragraph-properties>
      <style:text-properties fo:font-size="11pt" style:font-size-asian="11pt" style:font-size-complex="11pt" style:language-asian="en" style:country-asian="US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text:list-style style:name="LFO11">
      <text:list-level-style-number text:level="1" text:style-name="WW_CharLFO11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17G8*</text:span>*KVOPX00917G8*</text:p>
        <text:p text:style-name="P12"><text:span text:style-name="T13">KVOPX00917G8</text:span>KVOPX00917G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29T12:26:00Z</meta:creation-date>
    <dc:date>2019-01-29T12:27:00Z</dc:date>
    <meta:print-date>2018-12-03T10:19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6" meta:word-count="476" meta:character-count="3284" meta:row-count="23" meta:non-whitespace-character-count="2814"/>
  </office:meta>
</office:document-meta>
</file>